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La aclaración que das nos centra de nuevo en lo fundamental: el individuo como único componente operativo del sistema inteligente de la vida. Debemos mostrar su doble naturaleza (técnica y existencial), integrando la descripción funcional con una reflexión sobre su rol en el universo, sin caer en misticismos dogmáticos pero dejando espacio para lo trascendente. A continuación propongo una <text:span text:style-name="Strong_20_Emphasis">estructura clara y coherente</text:span> que cumpla con estos objetivos:</text:p>
      <text:p text:style-name="Horizontal_20_Line"/>
      <text:h text:style-name="Heading_20_3" text:outline-level="3"><text:span text:style-name="Strong_20_Emphasis">Estructura propuesta – Sección: El individuo como componente</text:span></text:h>
      <text:p text:style-name="Horizontal_20_Line"/>
      <text:h text:style-name="Heading_20_4" text:outline-level="4"><text:span text:style-name="Strong_20_Emphasis">1. Introducción: Una forma de ver al individuo</text:span></text:h>
      <text:list xml:id="list2659373862" text:style-name="L1">
        <text:list-item>
          <text:p text:style-name="P1">Breve introducción al concepto de “individuo” desde una perspectiva funcional y no sentimental.</text:p>
        </text:list-item>
        <text:list-item>
          <text:p text:style-name="P1">Presentar al individuo no como una entidad sagrada o suprema, sino como <text:span text:style-name="Strong_20_Emphasis">el componente fundamental del sistema inteligente de la vida</text:span>.</text:p>
        </text:list-item>
        <text:list-item>
          <text:p text:style-name="P1">En esta visión, no hay jerarquías de valor entre los individuos; lo que importa es su función como <text:span text:style-name="Strong_20_Emphasis">vehículo del proceso</text:span>.</text:p>
        </text:list-item>
      </text:list>
      <text:p text:style-name="Horizontal_20_Line"/>
      <text:h text:style-name="Heading_20_4" text:outline-level="4"><text:span text:style-name="Strong_20_Emphasis">2. El individuo como contenedor de memoria (estado del proceso)</text:span></text:h>
      <text:list xml:id="list1636759169" text:style-name="L2">
        <text:list-item>
          <text:p text:style-name="P2">Describir que el individuo contiene un fragmento de memoria: su <text:span text:style-name="Strong_20_Emphasis">ADN</text:span>, que representa el <text:span text:style-name="Strong_20_Emphasis">estado del proceso en un momento dado</text:span>.</text:p>
        </text:list-item>
        <text:list-item>
          <text:p text:style-name="P2">Este bloque de memoria no cambia durante su vida: es de solo lectura.</text:p>
        </text:list-item>
        <text:list-item>
          <text:p text:style-name="P2">Aquí podemos abrir un espacio de reflexión:</text:p>
          <text:list>
            <text:list-item>
              <text:p text:style-name="P2">¿Qué significa que la información que me define no fue escrita por mí?</text:p>
            </text:list-item>
            <text:list-item>
              <text:p text:style-name="P2">¿Puedo comprenderme si no fui yo quien se escribió?</text:p>
            </text:list-item>
            <text:list-item>
              <text:p text:style-name="P2">¿Qué parte de mí es heredada y qué parte soy yo el que la activa?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El individuo como procesador: la reproducción</text:span></text:h>
      <text:list xml:id="list2541560153" text:style-name="L3">
        <text:list-item>
          <text:p text:style-name="P3">Mostrar que la única operación disponible es la reproducción, que permite generar uno o más estados nuevos del sistema (nuevos individuos).</text:p>
        </text:list-item>
        <text:list-item>
          <text:p text:style-name="P3">La reproducción no es solo biológica, sino <text:span text:style-name="Strong_20_Emphasis">funcional</text:span>: cada nuevo individuo es un nuevo paso en la exploración del espacio de soluciones.</text:p>
        </text:list-item>
        <text:list-item>
          <text:p text:style-name="P3">Preguntas existenciales que se pueden abordar:</text:p>
          <text:list>
            <text:list-item>
              <text:p text:style-name="P3">¿Cuál es el propósito de esta reproducción si no es la supervivencia del individuo?</text:p>
            </text:list-item>
            <text:list-item>
              <text:p text:style-name="P3"><text:soft-page-break/>¿Y si reproducirse no es un acto egoísta, sino una forma de contribuir al proceso general?</text:p>
            </text:list-item>
            <text:list-item>
              <text:p text:style-name="P3">¿Puede el sentido de mi existencia no estar en mí mismo, sino en aquello que genero?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El individuo como único componente del sistema</text:span></text:h>
      <text:list xml:id="list1038306416" text:style-name="L4">
        <text:list-item>
          <text:p text:style-name="P4">El sistema no tiene otras estructuras internas. <text:span text:style-name="Strong_20_Emphasis">Todo lo que hace el sistema lo hacen los individuos.</text:span></text:p>
        </text:list-item>
        <text:list-item>
          <text:p text:style-name="P4">Cada individuo es un “objeto” (como en programación orientada a objetos): contiene datos (estado) y métodos (reproducción).</text:p>
        </text:list-item>
        <text:list-item>
          <text:p text:style-name="P4">Este diseño otorga al individuo un doble rol: <text:span text:style-name="Strong_20_Emphasis">testigo del pasado y constructor del futuro</text:span>.</text:p>
        </text:list-item>
        <text:list-item>
          <text:p text:style-name="P4">Aquí se abre otra ventana filosófica:</text:p>
          <text:list>
            <text:list-item>
              <text:p text:style-name="P4">No soy indispensable, pero soy irreemplazable en este instante.</text:p>
            </text:list-item>
            <text:list-item>
              <text:p text:style-name="P4">El sistema puede prescindir de mí, pero <text:span text:style-name="Strong_20_Emphasis">sin mí no puede avanzar en este punto exacto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Valor personal dentro de un sistema indiferente</text:span></text:h>
      <text:list xml:id="list1174996792" text:style-name="L5">
        <text:list-item>
          <text:p text:style-name="P5">El sistema no se preocupa por el individuo, pero <text:span text:style-name="Strong_20_Emphasis">necesita</text:span> que el individuo cumpla su función.</text:p>
        </text:list-item>
        <text:list-item>
          <text:p text:style-name="P5">Esto permite una lectura existencial poderosa: aunque no soy el objetivo del sistema, <text:span text:style-name="Strong_20_Emphasis">soy el único que puede darle continuidad</text:span>.</text:p>
        </text:list-item>
        <text:list-item>
          <text:p text:style-name="P5">Un enfoque alentador:</text:p>
          <text:list>
            <text:list-item>
              <text:p text:style-name="P5">La vida no me debe nada, pero me ha entregado un papel.</text:p>
            </text:list-item>
            <text:list-item>
              <text:p text:style-name="P5">Y ese papel tiene sentido <text:span text:style-name="Strong_20_Emphasis">porque el proceso importa</text:span>.</text:p>
            </text:list-item>
            <text:list-item>
              <text:p text:style-name="P5"><text:span text:style-name="Strong_20_Emphasis">Yo no soy importante, pero hago algo que sí lo es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Conclusión: El individuo como puente entre el pasado y lo que aún no existe</text:span></text:h>
      <text:list xml:id="list4030729985" text:style-name="L6">
        <text:list-item>
          <text:p text:style-name="P6">Cierre reflexivo y poético:</text:p>
          <text:list>
            <text:list-item>
              <text:p text:style-name="P6">El individuo es el lugar donde la memoria se activa.</text:p>
            </text:list-item>
            <text:list-item>
              <text:p text:style-name="P6">Es una chispa que dispara un cambio, un nodo de paso en el río del tiempo.</text:p>
            </text:list-item>
            <text:list-item>
              <text:p text:style-name="P6">No puede cambiar el curso del sistema por sí solo, pero sin él no hay curso posible.</text:p>
            </text:list-item>
          </text:list>
        </text:list-item>
        <text:list-item>
          <text:p text:style-name="P6">Podemos insinuar aquí que en próximos capítulos veremos <text:span text:style-name="Strong_20_Emphasis">cómo funciona este sistema de cálculo viviente</text:span>, del que cada ser humano forma parte, lo sepa o no.</text:p>
        </text:list-item>
      </text:list>
      <text:p text:style-name="Horizontal_20_Line"/>
      <text:h text:style-name="Heading_20_3" text:outline-level="3"><text:soft-page-break/>Ideas adicionales que podrían integrarse:</text:h>
      <text:list xml:id="list3992200839" text:style-name="L7">
        <text:list-item>
          <text:p text:style-name="P7">Referencia sutil a corrientes filosóficas:</text:p>
          <text:list>
            <text:list-item>
              <text:p text:style-name="P7"><text:span text:style-name="Strong_20_Emphasis">Existencialismo</text:span>: el individuo como portador de acción en un universo indiferente.</text:p>
            </text:list-item>
            <text:list-item>
              <text:p text:style-name="P7"><text:span text:style-name="Strong_20_Emphasis">Budismo</text:span>: la identidad como ilusión, el proceso como realidad esencial.</text:p>
            </text:list-item>
            <text:list-item>
              <text:p text:style-name="P7"><text:span text:style-name="Strong_20_Emphasis">Ciencia cognitiva</text:span>: el “yo” como un epifenómeno de información heredada y procesada.</text:p>
            </text:list-item>
          </text:list>
        </text:list-item>
        <text:list-item>
          <text:p text:style-name="P7">Imagen simbólica:</text:p>
          <text:list>
            <text:list-item>
              <text:p text:style-name="P7">El individuo como un <text:span text:style-name="Strong_20_Emphasis">eslabón en una cadena</text:span> que no puede ver completa, pero que mantiene viva con cada acción.</text:p>
            </text:list-item>
          </text:list>
        </text:list-item>
      </text:list>
      <text:p text:style-name="Horizontal_20_Line"/>
      <text:p text:style-name="Text_20_body">¿Quieres que desarrolle una primera versión de este texto? ¿O prefieres que trabajemos punto por punt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2T10:20:49.247000000</meta:creation-date>
    <dc:date>2025-07-22T10:34:45.364000000</dc:date>
    <meta:editing-duration>PT3M46S</meta:editing-duration>
    <meta:editing-cycles>1</meta:editing-cycles>
    <meta:document-statistic meta:table-count="0" meta:image-count="0" meta:object-count="0" meta:page-count="3" meta:paragraph-count="48" meta:word-count="703" meta:character-count="4076" meta:non-whitespace-character-count="3458"/>
    <meta:generator>LibreOffice/7.3.5.2$Windows_X86_64 LibreOffice_project/184fe81b8c8c30d8b5082578aee2fed2ea847c01</meta:generator>
  </office:meta>
</office:document-meta>
</file>